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a6099" draw:marker-end="Arrow" draw:marker-end-width="0.254cm" draw:fill="none" draw:textarea-horizontal-align="justify" draw:textarea-vertical-align="middle" draw:auto-grow-height="false" fo:min-height="1.637cm" fo:min-width="3.901cm"/>
      <style:paragraph-properties style:writing-mode="lr-tb"/>
    </style:style>
    <style:style style:name="gr2" style:family="graphic" style:parent-style-name="Text">
      <style:graphic-properties svg:stroke-color="#2a6099" draw:marker-end="Arrow" draw:marker-end-width="0.254cm" draw:fill="none" draw:textarea-horizontal-align="justify" draw:textarea-vertical-align="middle" draw:auto-grow-height="false" fo:min-height="2.54cm" fo:min-width="6.223cm"/>
      <style:paragraph-properties style:writing-mode="lr-tb"/>
    </style:style>
    <style:style style:name="gr3" style:family="graphic" style:parent-style-name="Text">
      <style:graphic-properties svg:stroke-color="#2a6099" draw:marker-end="Arrow" draw:marker-end-width="0.254cm" draw:fill="none" draw:textarea-horizontal-align="justify" draw:textarea-vertical-align="middle" draw:auto-grow-height="false" fo:min-height="2.286cm" fo:min-width="6.223cm"/>
      <style:paragraph-properties style:writing-mode="lr-tb"/>
    </style:style>
    <style:style style:name="gr4" style:family="graphic" style:parent-style-name="standard">
      <style:graphic-properties svg:stroke-color="#2a6099" draw:marker-end="Arrow" draw:marker-end-width="0.254cm" draw:fill="none" draw:textarea-horizontal-align="justify" draw:textarea-vertical-align="middle" draw:auto-grow-height="false" fo:min-height="1.465cm" fo:min-width="3.374cm"/>
      <style:paragraph-properties style:writing-mode="lr-tb"/>
    </style:style>
    <style:style style:name="gr5" style:family="graphic" style:parent-style-name="standard">
      <style:graphic-properties svg:stroke-color="#2a6099" draw:marker-end="Arrow" draw:marker-end-width="0.254cm" draw:fill="none" draw:textarea-horizontal-align="justify" draw:textarea-vertical-align="middle" draw:auto-grow-height="false" fo:min-height="2.036cm" fo:min-width="6.104cm"/>
      <style:paragraph-properties style:writing-mode="lr-tb"/>
    </style:style>
    <style:style style:name="gr6" style:family="graphic" style:parent-style-name="standard">
      <style:graphic-properties svg:stroke-color="#2a6099" draw:marker-end="Arrow" draw:marker-end-width="0.254cm" draw:fill="none" draw:textarea-horizontal-align="justify" draw:textarea-vertical-align="middle" draw:auto-grow-height="false" fo:min-height="1.655cm" fo:min-width="6.104cm"/>
      <style:paragraph-properties style:writing-mode="lr-tb"/>
    </style:style>
    <style:style style:name="gr7" style:family="graphic" style:parent-style-name="standard">
      <style:graphic-properties svg:stroke-color="#2a6099" draw:marker-end="Arrow" draw:marker-end-width="0.254cm" draw:fill="none" draw:textarea-horizontal-align="justify" draw:textarea-vertical-align="middle" draw:auto-grow-height="false" fo:min-height="1.909cm" fo:min-width="6.104cm"/>
      <style:paragraph-properties style:writing-mode="lr-tb"/>
    </style:style>
    <style:style style:name="gr8" style:family="graphic" style:parent-style-name="standard">
      <style:graphic-properties svg:stroke-color="#2a6099" draw:marker-end="Arrow" draw:marker-end-width="0.254cm" draw:fill="none" draw:textarea-horizontal-align="justify" draw:textarea-vertical-align="middle" draw:auto-grow-height="false" fo:min-height="1.211cm" fo:min-width="2.993cm"/>
      <style:paragraph-properties style:writing-mode="lr-tb"/>
    </style:style>
    <style:style style:name="gr9" style:family="graphic" style:parent-style-name="standard">
      <style:graphic-properties svg:stroke-color="#2a6099" draw:marker-end="Arrow" draw:marker-end-width="0.254cm" draw:fill="none" draw:textarea-horizontal-align="justify" draw:textarea-vertical-align="middle" draw:auto-grow-height="false" fo:min-height="1.457cm" fo:min-width="3.721cm"/>
      <style:paragraph-properties style:writing-mode="lr-tb"/>
    </style:style>
    <style:style style:name="gr10" style:family="graphic" style:parent-style-name="objectwithoutfill">
      <style:graphic-properties svg:stroke-color="#2a6099" draw:marker-end="Arrow" draw:marker-end-width="0.254cm" draw:fill="none" draw:textarea-vertical-align="middle"/>
    </style:style>
    <style:style style:name="gr11" style:family="graphic" style:parent-style-name="objectwithoutfill">
      <style:graphic-properties svg:stroke-width="0.051cm" svg:stroke-color="#2a6099" draw:marker-start-width="0.279cm" draw:marker-end="Arrow" draw:marker-end-width="0.33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color="#ffffff" draw:marker-end="Arrow" draw:marker-end-width="0.254cm" draw:fill="none" draw:textarea-horizontal-align="justify" draw:textarea-vertical-align="middle" draw:auto-grow-height="false" fo:min-height="0.512cm" fo:min-width="0.77cm"/>
      <style:paragraph-properties style:writing-mode="lr-tb"/>
    </style:style>
    <style:style style:name="P1" style:family="paragraph">
      <style:paragraph-properties fo:text-align="center" style:writing-mode="lr-tb"/>
      <style:text-properties fo:font-size="13pt"/>
    </style:style>
    <style:style style:name="P2" style:family="paragraph">
      <loext:graphic-properties draw:fill="none"/>
      <style:paragraph-properties fo:text-align="center" style:writing-mode="lr-tb"/>
      <style:text-properties fo:font-size="13pt"/>
    </style:style>
    <style:style style:name="P3" style:family="paragraph">
      <loext:graphic-properties draw:fill="none"/>
      <style:paragraph-properties fo:margin-left="0cm" fo:margin-right="0cm" fo:text-align="center" fo:text-indent="0cm"/>
      <style:text-properties fo:font-size="13pt"/>
    </style:style>
    <style:style style:name="P4" style:family="paragraph">
      <style:paragraph-properties fo:margin-left="0cm" fo:margin-right="0cm" fo:text-align="center" fo:text-indent="0cm" style:writing-mode="lr-tb"/>
      <style:text-properties fo:font-size="13pt" fo:font-weight="bold" style:font-size-asian="18pt" style:font-size-complex="18pt"/>
    </style:style>
    <style:style style:name="P5" style:family="paragraph">
      <loext:graphic-properties draw:fill="none"/>
      <style:paragraph-properties fo:margin-left="0cm" fo:margin-right="0cm" fo:text-align="center" fo:text-indent="0cm" style:writing-mode="lr-tb"/>
      <style:text-properties fo:font-size="13pt" fo:font-weight="bold" style:font-size-asian="18pt" style:font-size-complex="18pt"/>
    </style:style>
    <style:style style:name="T1" style:family="text">
      <style:text-properties fo:font-size="13pt"/>
    </style:style>
    <style:style style:name="T2" style:family="text">
      <style:text-properties fo:font-size="13pt" fo:language="ru" fo:country="RU"/>
    </style:style>
    <style:style style:name="T3" style:family="text">
      <style:text-properties fo:font-size="13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23cm" svg:height="2.667cm" svg:x="3.794cm" svg:y="1cm">
          <text:p text:style-name="P1"><text:span text:style-name="T1">Начало</text:span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223cm" svg:height="2.54cm" svg:x="3.921cm" svg:y="4.556cm">
          <text:p text:style-name="P1"><text:span text:style-name="T1">Получение фигуров </text:span></text:p>
          <text:p text:style-name="P1"><text:span text:style-name="T2">светофора</text:span></text:p>
          <text:p text:style-name="P1"><text:span text:style-name="T1"><text:s/></text:span><text:span text:style-name="T1">с кадра </text:span></text:p>
          <text:p text:style-name="P1"><text:span text:style-name="T1">(камеры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223cm" svg:height="2.286cm" svg:x="3.921cm" svg:y="7.985cm">
          <text:p text:style-name="P1"><text:span text:style-name="T1">Сравнение фигура </text:span></text:p>
          <text:p text:style-name="P1"><text:span text:style-name="T1">светофоров</text:span></text:p>
          <text:p text:style-name="P1"><text:span text:style-name="T1">с фигуга в </text:span><text:span text:style-name="T2">базой</text:span><text:span text:style-name="T1"> данных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747cm" svg:height="3.429cm" svg:x="3.159cm" svg:y="11.541cm">
          <text:p text:style-name="P1"><text:span text:style-name="T1">Фигуры светофоров в кадре</text:span></text:p>
          <text:p text:style-name="P1"><text:span text:style-name="T1"><text:s/></text:span><text:span text:style-name="T1">совпадают </text:span></text:p>
          <text:p text:style-name="P1"><text:span text:style-name="T1">с базой </text:span><text:span text:style-name="T2">данных</text:span><text:span text:style-name="T1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6.604cm" svg:height="2.286cm" svg:x="3.794cm" svg:y="16.113cm">
          <text:p text:style-name="P1"><text:span text:style-name="T1">Светофор определился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6.604cm" svg:height="1.905cm" svg:x="12.938cm" svg:y="12.049cm">
          <text:p text:style-name="P1"><text:span text:style-name="T1">Светофор не определился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604cm" svg:height="2.159cm" svg:x="3.921cm" svg:y="19.542cm">
          <text:p text:style-name="P1"><text:span text:style-name="T1">Поиск области светов</text:span></text:p>
          <text:p text:style-name="P1"><text:span text:style-name="T1"><text:s/></text:span><text:span text:style-name="T1">в фигугхах ветофоре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3" draw:id="id3" draw:layer="layout" svg:width="6.985cm" svg:height="2.921cm" svg:x="13.065cm" svg:y="19.415cm">
          <text:p text:style-name="P1"><text:span text:style-name="T1">Площадь области</text:span></text:p>
          <text:p text:style-name="P1"><text:span text:style-name="T1">света &gt; 3000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xml:id="id4" draw:id="id4" draw:layer="layout" svg:width="6.604cm" svg:height="2.159cm" svg:x="4.048cm" svg:y="22.971cm">
          <text:p text:style-name="P1"><text:span text:style-name="T1">Светы определились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969cm" svg:height="2.413cm" svg:x="4.398cm" svg:y="26.201cm">
          <text:p text:style-name="P1"><text:span text:style-name="T1">Коне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6.969cm" svg:y1="3.667cm" svg:x2="6.969cm" svg:y2="4.683cm">
          <text:p/>
        </draw:line>
        <draw:line draw:style-name="gr10" draw:text-style-name="P3" draw:layer="layout" svg:x1="7.096cm" svg:y1="7.096cm" svg:x2="7.096cm" svg:y2="7.985cm">
          <text:p/>
        </draw:line>
        <draw:line draw:style-name="gr10" draw:text-style-name="P3" xml:id="id2" draw:id="id2" draw:layer="layout" svg:x1="7.096cm" svg:y1="10.271cm" svg:x2="7.096cm" svg:y2="11.541cm">
          <text:p/>
        </draw:line>
        <draw:line draw:style-name="gr10" draw:text-style-name="P3" draw:layer="layout" svg:x1="7.096cm" svg:y1="14.97cm" svg:x2="7.096cm" svg:y2="16.24cm">
          <text:p/>
        </draw:line>
        <draw:line draw:style-name="gr10" draw:text-style-name="P3" draw:layer="layout" svg:x1="10.868cm" svg:y1="13.192cm" svg:x2="13.065cm" svg:y2="13.206cm">
          <text:p/>
        </draw:line>
        <draw:connector draw:style-name="gr10" draw:text-style-name="P3" draw:layer="layout" svg:x1="16.24cm" svg:y1="12.049cm" svg:x2="7.096cm" svg:y2="10.906cm" draw:start-shape="id1" draw:start-glue-point="0" draw:end-shape="id2" draw:end-glue-point="1" svg:d="M16240 12049v-1143h-9144" svg:viewBox="0 0 9145 1144">
          <text:p/>
        </draw:connector>
        <draw:line draw:style-name="gr10" draw:text-style-name="P3" xml:id="id5" draw:id="id5" draw:layer="layout" svg:x1="7.058cm" svg:y1="18.337cm" svg:x2="7.096cm" svg:y2="19.669cm">
          <text:p/>
        </draw:line>
        <draw:line draw:style-name="gr10" draw:text-style-name="P3" draw:layer="layout" svg:x1="10.558cm" svg:y1="20.911cm" svg:x2="13.098cm" svg:y2="20.911cm">
          <text:p/>
        </draw:line>
        <draw:connector draw:style-name="gr10" draw:text-style-name="P3" draw:layer="layout" svg:x1="16.558cm" svg:y1="22.336cm" svg:x2="7.35cm" svg:y2="22.971cm" draw:start-shape="id3" draw:start-glue-point="6" draw:end-shape="id4" draw:end-glue-point="0" svg:d="M16558 22336v501h-4700v-368h-4508v502" svg:viewBox="0 0 9209 636">
          <text:p/>
        </draw:connector>
        <draw:line draw:style-name="gr10" draw:text-style-name="P3" draw:layer="layout" svg:x1="7.35cm" svg:y1="25.13cm" svg:x2="7.35cm" svg:y2="26.273cm">
          <text:p/>
        </draw:line>
        <draw:connector draw:style-name="gr11" draw:text-style-name="P3" draw:layer="layout" draw:line-skew="1.198cm 0.917cm" svg:x1="16.558cm" svg:y1="19.415cm" svg:x2="7.058cm" svg:y2="19.003cm" draw:start-shape="id3" draw:start-glue-point="4" draw:end-shape="id5" draw:end-glue-point="3" svg:d="M16558 19415v-381h-9183v-31h-317" svg:viewBox="0 0 9501 413">
          <text:p/>
        </draw:connector>
        <draw:custom-shape draw:style-name="gr12" draw:text-style-name="P5" draw:layer="layout" svg:width="1.27cm" svg:height="0.762cm" svg:x="5.445cm" svg:y="15.097cm">
          <text:p text:style-name="P4"><text:span text:style-name="T3">Д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.27cm" svg:height="0.762cm" svg:x="10.906cm" svg:y="13.319cm">
          <text:p text:style-name="P4"><text:span text:style-name="T3">Н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.27cm" svg:height="0.762cm" svg:x="16.621cm" svg:y="18.526cm">
          <text:p text:style-name="P4"><text:span text:style-name="T3">Н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.27cm" svg:height="0.762cm" svg:x="17.002cm" svg:y="22.463cm">
          <text:p text:style-name="P4"><text:span text:style-name="T3">Да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auto-grow-width="tru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14:48:57.922200751</meta:creation-date>
    <dc:date>2022-03-04T20:14:11.178412020</dc:date>
    <meta:editing-duration>PT5H24M48S</meta:editing-duration>
    <meta:editing-cycles>58</meta:editing-cycles>
    <meta:generator>LibreOffice/6.4.7.2$Linux_X86_64 LibreOffice_project/40$Build-2</meta:generator>
    <meta:document-statistic meta:object-count="25"/>
  </office:meta>
</office:document-meta>
</file>